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</style:style>
    <style:style style:name="P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rhams</text:p>
      <text:p text:style-name="P1"><text:a xlink:type="simple" xlink:href="http://dps.plants.ox.ac.uk/bol/content/documentation/AboutBRAHMS2010-pt.pdf"><text:span text:style-name="T1">http://dps.plants.ox.ac.uk/bol/content/documentation/AboutBRAHMS2010-pt.pdf</text:span></text:a></text:p>
      <text:p text:style-name="P1"><text:a xlink:type="simple" xlink:href="http://dps.plants.ox.ac.uk/bol/"><text:span text:style-name="T1">http://dps.plants.ox.ac.uk/bol/</text:span></text:a></text:p>
      <text:p text:style-name="P2"/>
      <text:p text:style-name="P2">Sistema para cadastro de espécimes na área de botânica.</text:p>
      <text:p text:style-name="P2">Os dados estão armazenados em: “.dbf”, “.cdx” e “.ftp”. </text:p>
      <text:p text:style-name="P2"/>
      <text:p text:style-name="P4"><text:s/>Estima-se que o Herbário da UEG possua certa de 3mil espécimes da botânica armazenados e catalogados neste sistema. </text:p>
      <text:p text:style-name="P4">É possível que este sistema continue sendo usado. Os usuários alegam que foi feito um treinamento para utilização deste software e que é de interesse deles que os dados deste sejam disponibilizados em um banco de dados Global do Bhrams que contém dados de espécimes do mundo inteiro, do qual também desejam participar e disponibilizar online.</text:p>
      <text:p text:style-name="P4">Para a disponibilização destes dados, o sistema utiliza outro software, O “Brhams online”, que utiliza o Banco de dados SQLServer. *Ainda não é utilizado pelo herbário.</text:p>
      <text:p text:style-name="P4"/>
      <text:p text:style-name="P4">Responsável pelas informações: Cally em levantamento de pesqui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iano </meta:initial-creator>
    <meta:creation-date>2011-09-03T10:23:27</meta:creation-date>
    <dc:date>2011-09-03T10:25:52</dc:date>
    <dc:creator>guiliano </dc:creator>
    <meta:editing-duration>PT1M12S</meta:editing-duration>
    <meta:editing-cycles>2</meta:editing-cycles>
    <meta:generator>BrOffice/3.3$Linux LibreOffice_project/330m19$Build-301</meta:generator>
    <meta:document-statistic meta:table-count="0" meta:image-count="0" meta:object-count="0" meta:page-count="1" meta:paragraph-count="9" meta:word-count="133" meta:character-count="915"/>
  </office:meta>
</office:document-meta>
</file>